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607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607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607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.607cm" style:auto-text-indent="false"/>
      <style:text-properties fo:language="en" fo:country="US"/>
    </style:style>
    <style:style style:name="P5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fo:language="en" fo:country="US"/>
    </style:style>
    <style:style style:name="P6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fo:language="ru" fo:country="RU"/>
    </style:style>
    <style:style style:name="P7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style:font-name="Courier New" fo:language="ru" fo:country="RU"/>
    </style:style>
    <style:style style:name="P8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style:font-name="Courier New" fo:language="ru" fo:country="RU"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style:font-name="Courier New" fo:language="en" fo:country="US" fo:font-weight="bold" style:font-weight-asian="bold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style:font-name="Times New Roman" fo:language="ru" fo:country="RU" fo:font-weight="normal" style:font-weight-asian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style:font-name="Times New Roman" fo:language="en" fo:country="US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.607cm" style:auto-text-indent="false"/>
      <style:text-properties style:font-name="Times New Roman" fo:font-size="16pt" fo:language="ru" fo:country="RU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fo:color="#ff0000" style:font-name="Times New Roman" fo:language="ru" fo:country="RU" fo:font-weight="normal" style:font-weight-asian="normal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.684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style:font-name="Times New Roman" fo:language="ru" fo:country="RU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style:font-name="Courier New" fo:language="en" fo:country="US" fo:font-weight="bold" style:font-weight-asian="bold" style:font-weight-complex="bold"/>
    </style:style>
    <style:style style:name="T4" style:family="text">
      <style:text-properties style:font-name="Courier New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ru" fo:country="RU"/>
    </style:style>
    <style:style style:name="T7" style:family="text">
      <style:text-properties fo:font-size="12pt" fo:language="en" fo:country="US" style:font-size-asian="12pt" style:font-size-complex="12pt"/>
    </style:style>
    <style:style style:name="T8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Загрузчик для <text:span text:style-name="T1">NeoGS v 0.2</text:span></text:p>
      <text:p text:style-name="P4"/>
      <text:p text:style-name="P6">Загрузчик предназначен для загрузки прошивки (вместо <text:span text:style-name="T1">GS105a.ROM </text:span>зашитой в ПЗУ<text:span text:style-name="T1">) </text:span>со стороны Спека, со встроенной в <text:span text:style-name="T1">NeoGS SD </text:span>карты, загрузки кода в любую страницу ОЗУ со Спека или <text:span text:style-name="T1">SD </text:span>карточки и запуск на выполнение с произвольного адреса в произвольной странице, получение версии фпга в полностью текстовом виде, проверка <text:span text:style-name="T1">CRC16 </text:span>прошиваемого блока и его заголовка<text:span text:style-name="T1">.</text:span></text:p>
      <text:p text:style-name="P6"/>
      <text:p text:style-name="P3">Последовательность работы загрузчика</text:p>
      <text:p text:style-name="P3"/>
      <text:p text:style-name="P6">- после программного сброса со стороны Спека делается задержка с ожиданием определенных байт через порты команд и данных. </text:p>
      <text:p text:style-name="P6">- при превышении лимита времени ожидания делается попытка загрузить прошивку (вместо зашитой в ПЗУ) со встроенной <text:span text:style-name="T1">SD </text:span>карты. Файл для загрузки должен находиться на <text:span text:style-name="T1">SD </text:span>карте и располагаться в корне карточки и иметь имя: </text:p>
      <text:p text:style-name="P5"/>
      <text:p text:style-name="P5">NEOGS.ROM </text:p>
      <text:p text:style-name="P5"/>
      <text:p text:style-name="P6">Все имена должны быть короткими, длинные имена не поддерживаются. </text:p>
      <text:p text:style-name="P6"><text:span text:style-name="T1">- </text:span>если файл не найден, то загружается и запускается прошивка зашитая в ПЗУ (на данный момент это версия <text:span text:style-name="T1">GS105a.ROM)</text:span></text:p>
      <text:p text:style-name="P5"/>
      <text:p text:style-name="P3">Последовательность доступа к функциям загрузчика</text:p>
      <text:p text:style-name="P6"/>
      <text:p text:style-name="P7"><text:tab/><text:tab/><text:span text:style-name="T2">LD A,#80</text:span></text:p>
      <text:p text:style-name="P7"><text:span text:style-name="T2"><text:tab/><text:tab/>OUT (GSCTR),A<text:tab/>;</text:span><text:span text:style-name="T5">сброс </text:span><text:span text:style-name="T2">NeoGS</text:span></text:p>
      <text:p text:style-name="P9"><text:tab/><text:tab/>NOP</text:p>
      <text:p text:style-name="P9"><text:tab/><text:tab/>NOP</text:p>
      <text:p text:style-name="P7"><text:span text:style-name="T2"><text:tab/><text:tab/>NOP<text:tab/><text:tab/><text:tab/>;</text:span><text:span text:style-name="T5">ждем 12 тактов </text:span></text:p>
      <text:p text:style-name="P9"><text:tab/><text:tab/>LD A,#55</text:p>
      <text:p text:style-name="P9"><text:tab/><text:tab/>OUT (GSDAT),A</text:p>
      <text:p text:style-name="P7"><text:span text:style-name="T2"><text:tab/><text:tab/>OUT (GSCOM),A<text:tab/>;</text:span><text:span text:style-name="T5">первый ожидаемый байт загрузчиком</text:span></text:p>
      <text:p text:style-name="P7"><text:span text:style-name="T2"><text:tab/><text:tab/>CALL WC<text:tab/><text:tab/>;</text:span><text:span text:style-name="T5">ждем очистки </text:span><text:span text:style-name="T2">COMAND BIT</text:span></text:p>
      <text:p text:style-name="P9"><text:tab/><text:tab/>LD A,#AA</text:p>
      <text:p text:style-name="P9"><text:tab/><text:tab/>OUT (GSDAT),A</text:p>
      <text:p text:style-name="P7"><text:span text:style-name="T2"><text:tab/><text:tab/>OUT (GSCOM),A<text:tab/>;</text:span><text:span text:style-name="T5">второй ожидаемый байт загрузчиком</text:span></text:p>
      <text:p text:style-name="P9"><text:tab/><text:tab/>CALL WC<text:tab/><text:tab/></text:p>
      <text:p text:style-name="P7"><text:span text:style-name="T2">;</text:span><text:span text:style-name="T5">здесь сброса </text:span><text:span text:style-name="T2">COMAND BIT </text:span><text:span text:style-name="T5">ждать несколько дольше пока переносится </text:span></text:p>
      <text:p text:style-name="P8">;код загрузчика из ПЗУ в ОЗУ </text:p>
      <text:p text:style-name="P7"><text:span text:style-name="T2">;</text:span><text:span text:style-name="T5">частота работы процессора после переноса кода устанавливается 12МГц</text:span></text:p>
      <text:p text:style-name="P7"><text:span text:style-name="T5">;при загрузке с </text:span><text:span text:style-name="T2">SD </text:span><text:span text:style-name="T5">карты временно устанавливается частота 24МГц</text:span></text:p>
      <text:p text:style-name="P9"/>
      <text:p text:style-name="P13">Команды загрузчика доступные в этой версии</text:p>
      <text:p text:style-name="P10"/>
      <text:p text:style-name="P10">Команды и параметры загрузчику подаются также, как и в стандартной прошивке <text:span text:style-name="T1">GS105a. </text:span>Сначала записывается байт параметра в порт данных (<text:span text:style-name="T1">GSDAT), </text:span>потом записывается байт в порт команд <text:span text:style-name="T1">(GSCOM). </text:span>Далее остальные байты записываются в порт данных, если они есть.<text:span text:style-name="T1"> </text:span>Вызываемые подпрограммы <text:span text:style-name="T1">WC, WD, WN </text:span>такие же как и для стандартной прошивки.</text:p>
      <text:p text:style-name="P10"/>
      <text:p text:style-name="P9">WC<text:tab/><text:tab/>IN A,(GSCOM)</text:p>
      <text:p text:style-name="P9"><text:tab/><text:tab/>RRCA</text:p>
      <text:p text:style-name="P9"><text:tab/><text:tab/>JR C,WC</text:p>
      <text:p text:style-name="P9"><text:tab/><text:tab/>RET</text:p>
      <text:p text:style-name="P9"/>
      <text:p text:style-name="P9"><text:soft-page-break/>WD<text:tab/><text:tab/>IN A,(GSCOM)</text:p>
      <text:p text:style-name="P9"><text:tab/><text:tab/>RLCA</text:p>
      <text:p text:style-name="P9"><text:tab/><text:tab/>JR C,WD</text:p>
      <text:p text:style-name="P9"><text:tab/><text:tab/>RET</text:p>
      <text:p text:style-name="P9"/>
      <text:p text:style-name="P9">WN<text:tab/><text:tab/>IN A,(GSCOM)</text:p>
      <text:p text:style-name="P9"><text:tab/><text:tab/>RLCA</text:p>
      <text:p text:style-name="P9"><text:tab/><text:tab/>JR NC,WN</text:p>
      <text:p text:style-name="P9"><text:tab/><text:tab/>RET</text:p>
      <text:p text:style-name="P11"/>
      <text:p text:style-name="P10"><text:span text:style-name="T1">#</text:span>00 — загрузить со Спека 32 Кб прошивки вместо загрузки из ПЗУ. Загружает в страницу 0 в адрес 0 ОЗУ. Команда только загружает прошивку, но не запускает.</text:p>
      <text:p text:style-name="P10"/>
      <text:p text:style-name="P10"><text:tab/><text:tab/><text:span text:style-name="T3">XOR A</text:span></text:p>
      <text:p text:style-name="P9"><text:tab/><text:tab/>OUT (GSCOM),A</text:p>
      <text:p text:style-name="P9"><text:tab/><text:tab/>CALL WC</text:p>
      <text:p text:style-name="P9"><text:tab/><text:tab/>LD HL,<text:span text:style-name="T6">адрес откуда передается прошивка</text:span></text:p>
      <text:p text:style-name="P9"><text:tab/><text:tab/>LD DE,#800<text:span text:style-name="T6">0<text:tab/>;длина передачи</text:span></text:p>
      <text:p text:style-name="P9"><text:tab/><text:tab/>LD BC,GSDAT</text:p>
      <text:p text:style-name="P9">LOOP<text:tab/>OUTI</text:p>
      <text:p text:style-name="P9"><text:tab/><text:tab/>CALL WD</text:p>
      <text:p text:style-name="P9"><text:tab/><text:tab/>DEC DE</text:p>
      <text:p text:style-name="P9"><text:tab/><text:tab/>LD A,D</text:p>
      <text:p text:style-name="P9"><text:tab/><text:tab/>OR E</text:p>
      <text:p text:style-name="P9"><text:tab/><text:tab/>JR NZ,LOOP</text:p>
      <text:p text:style-name="P10"/>
      <text:p text:style-name="P10"><text:span text:style-name="T1">#</text:span>01 — запустить прошивку. Устанавливает защиту от записи в странице 0 ОЗУ, куда загружена прошивка. Также выставляет частоту процессора 12МГц. Без параметров.</text:p>
      <text:p text:style-name="P10"/>
      <text:p text:style-name="P10"><text:span text:style-name="T1">#</text:span>02 — загружает и запускает прошивку из ПЗУ. Полностью соответствует старому загрузчику. Без параметров.</text:p>
      <text:p text:style-name="P10"/>
      <text:p text:style-name="P10"><text:span text:style-name="T1">#</text:span>03 — загружает и запускает прошивку с <text:span text:style-name="T1">SD </text:span>карты. Если найдет. Без параметров.</text:p>
      <text:p text:style-name="P10"/>
      <text:p text:style-name="P10"><text:span text:style-name="T1">#</text:span>04 — загрузка кода со Спека. Загружает в любую страницу ОЗУ в адрес <text:span text:style-name="T1">#</text:span>8000 (32768) до 32Кб. Для загрузки в другую страницу функцию надо вызывать еще раз. </text:p>
      <text:p text:style-name="P10"/>
      <text:p text:style-name="P8"><text:tab/><text:tab/><text:span text:style-name="T1">LD A,</text:span>номер страницы</text:p>
      <text:p text:style-name="P9"><text:tab/><text:tab/>OUT (GSDAT),A</text:p>
      <text:p text:style-name="P9"><text:tab/><text:tab/>LD A,4</text:p>
      <text:p text:style-name="P9"><text:tab/><text:tab/>OUT (GSCOM),A</text:p>
      <text:p text:style-name="P9"><text:tab/><text:tab/>CALL WC</text:p>
      <text:p text:style-name="P9"><text:tab/><text:tab/>LD BC,GSDAT</text:p>
      <text:p text:style-name="P8"><text:span text:style-name="T1"><text:tab/><text:tab/>LD DE,</text:span>размер блока (не более 32768 байт)</text:p>
      <text:p text:style-name="P8"><text:tab/><text:tab/><text:span text:style-name="T1">LD HL,</text:span>адрес откуда слать</text:p>
      <text:p text:style-name="P9"><text:tab/><text:tab/>OUT (C),E</text:p>
      <text:p text:style-name="P9"><text:tab/><text:tab/>CALL WD</text:p>
      <text:p text:style-name="P9"><text:tab/><text:tab/>OUT (C),D</text:p>
      <text:p text:style-name="P9"><text:tab/><text:tab/>CALL WD</text:p>
      <text:p text:style-name="P9">LOOP<text:tab/>OUTI</text:p>
      <text:p text:style-name="P9"><text:tab/><text:tab/>CALL WD</text:p>
      <text:p text:style-name="P9"><text:tab/><text:tab/>DEC DE</text:p>
      <text:p text:style-name="P9"><text:tab/><text:tab/>LD A,D</text:p>
      <text:p text:style-name="P9"><text:tab/><text:tab/>OR E</text:p>
      <text:p text:style-name="P9"><text:tab/><text:tab/>JR NZ,LOOP</text:p>
      <text:p text:style-name="P10"/>
      <text:p text:style-name="P10"><text:span text:style-name="T1">#</text:span>05 — загрузка произвольного файла с <text:span text:style-name="T1">SD </text:span>карты по указанному пути. Загружает в любую страницу <text:soft-page-break/>ОЗУ по адресу <text:span text:style-name="T1">#</text:span>8000 (32768), кроме страниц 0 и 1. Для страниц 02...<text:span text:style-name="T1">#7F </text:span>загрузка будет производиться пока не закончатся страницы памяти или до окончания файла.</text:p>
      <text:p text:style-name="P10">Ограничения на загрузку. В страницу 0 можно загрузить не более 32Кб. Загрузка в страницу 1 запрещена, статус загружаемого файла будет <text:span text:style-name="T1">#AA</text:span>-не найден. Статус загруженного файла проверять функцией 7.</text:p>
      <text:p text:style-name="P10">Текстовая строка должна заканчиваться байтом 0, этот же байт означает окончание передачи текстовой строки.</text:p>
      <text:p text:style-name="P10"/>
      <text:p text:style-name="P8"><text:tab/><text:tab/><text:span text:style-name="T1">LD A,</text:span>номер страницы </text:p>
      <text:p text:style-name="P8"><text:tab/><text:tab/><text:span text:style-name="T1">OUT (GSDAT),A</text:span></text:p>
      <text:p text:style-name="P9"><text:tab/><text:tab/>LD A,5</text:p>
      <text:p text:style-name="P9"><text:tab/><text:tab/>OUT (GSCOM),A</text:p>
      <text:p text:style-name="P9"><text:tab/><text:tab/>CALL WC</text:p>
      <text:p text:style-name="P8"><text:span text:style-name="T1"><text:tab/><text:tab/>LD HL,</text:span>адрес текстовой строки</text:p>
      <text:p text:style-name="P8"><text:tab/><text:tab/><text:span text:style-name="T1">LD BC,GSDAT</text:span></text:p>
      <text:p text:style-name="P9">LOOP<text:tab/>LD A,(HL)</text:p>
      <text:p text:style-name="P9"><text:tab/><text:tab/>OUTI</text:p>
      <text:p text:style-name="P9"><text:tab/><text:tab/>EX AF,AF'</text:p>
      <text:p text:style-name="P9"><text:tab/><text:tab/>CALL WD</text:p>
      <text:p text:style-name="P9"><text:tab/><text:tab/>EX AF,AF'</text:p>
      <text:p text:style-name="P9"><text:tab/><text:tab/>AND A</text:p>
      <text:p text:style-name="P9"><text:tab/><text:tab/>JR NZ,LOOP</text:p>
      <text:p text:style-name="P11"/>
      <text:p text:style-name="P10"><text:span text:style-name="T1">#06 – </text:span>запуск кода в любой странице по любому адресу.</text:p>
      <text:p text:style-name="P11"/>
      <text:p text:style-name="P8"><text:span text:style-name="T1"><text:tab/><text:tab/>LD A,</text:span>номер страницы</text:p>
      <text:p text:style-name="P8"><text:tab/><text:tab/><text:span text:style-name="T1">OUT (GSDAT),A</text:span></text:p>
      <text:p text:style-name="P9"><text:tab/><text:tab/>LD A,6</text:p>
      <text:p text:style-name="P9"><text:tab/><text:tab/>OUT (GSCOM),A</text:p>
      <text:p text:style-name="P9"><text:tab/><text:tab/>CALL WC</text:p>
      <text:p text:style-name="P8"><text:span text:style-name="T1"><text:tab/><text:tab/>LD HL,</text:span>адрес запуска</text:p>
      <text:p text:style-name="P8"><text:tab/><text:tab/><text:span text:style-name="T1">LD A,L</text:span></text:p>
      <text:p text:style-name="P9"><text:tab/><text:tab/>OUT (GSDAT),A</text:p>
      <text:p text:style-name="P9"><text:tab/><text:tab/>CALL WD</text:p>
      <text:p text:style-name="P9"><text:tab/><text:tab/>LD A,H</text:p>
      <text:p text:style-name="P9"><text:tab/><text:tab/>OUT (GSDAT),A</text:p>
      <text:p text:style-name="P9"><text:tab/><text:tab/>CALL WD</text:p>
      <text:p text:style-name="P11"/>
      <text:p text:style-name="P10"><text:span text:style-name="T1">#07 – </text:span>получить статус последнего загруженного файла. Без параметров. </text:p>
      <text:p text:style-name="P10"/>
      <text:p text:style-name="P10">Возвращает следующие байты ответа:</text:p>
      <text:p text:style-name="P10"><text:span text:style-name="T1">#</text:span>00-файл загружен.</text:p>
      <text:p text:style-name="P10"><text:span text:style-name="T1">#AA-</text:span><text:span text:style-name="T8">файл не найден</text:span><text:span text:style-name="T7">.</text:span></text:p>
      <text:p text:style-name="P15"><text:span text:style-name="T1">#DD</text:span><text:span text:style-name="T6">-</text:span><text:span text:style-name="T1">FAT </text:span><text:span text:style-name="T6">не обнаружен</text:span><text:span text:style-name="T1">.</text:span></text:p>
      <text:p text:style-name="P12"><text:span text:style-name="T1">#EE</text:span><text:span text:style-name="T1">-SD не прошла инициализацию или отсутствует.</text:span></text:p>
      <text:p text:style-name="P10"/>
      <text:p text:style-name="P8"><text:tab/><text:tab/><text:span text:style-name="T1">LD A,7</text:span></text:p>
      <text:p text:style-name="P9"><text:tab/><text:tab/>OUT (GSCOM),A</text:p>
      <text:p text:style-name="P9"><text:tab/><text:tab/>CALL WC</text:p>
      <text:p text:style-name="P9"><text:tab/><text:tab/>IN A,(GSDAT)</text:p>
      <text:p text:style-name="P11"/>
      <text:p text:style-name="P10"><text:span text:style-name="T1">#08 – п</text:span>олучить распакованную текстовую строку версии страницы.</text:p>
      <text:p text:style-name="P10"/>
      <text:p text:style-name="P10"><text:tab/><text:tab/><text:span text:style-name="T3">LD A,</text:span><text:span text:style-name="T4">номер страницы</text:span></text:p>
      <text:p text:style-name="P10"><text:span text:style-name="T4"><text:tab/><text:tab/></text:span><text:span text:style-name="T3">OUT (GSDAT),A</text:span></text:p>
      <text:p text:style-name="P9"><text:tab/><text:tab/>LD A,8</text:p>
      <text:p text:style-name="P9"><text:tab/><text:tab/>OUT (GSCOM),A</text:p>
      <text:p text:style-name="P9"><text:soft-page-break/><text:tab/><text:tab/>CALL WC</text:p>
      <text:p text:style-name="P10"><text:span text:style-name="T3"><text:tab/><text:tab/>LD HL,</text:span><text:span text:style-name="T4">куда ложить текст</text:span></text:p>
      <text:p text:style-name="P10"><text:span text:style-name="T4"><text:tab/><text:tab/></text:span><text:span text:style-name="T3">LD BC,GSDAT</text:span></text:p>
      <text:p text:style-name="P9">LOOP<text:tab/>CALL WN</text:p>
      <text:p text:style-name="P9"><text:tab/><text:tab/>IN A,(C)</text:p>
      <text:p text:style-name="P9"><text:tab/><text:tab/>LD (HL),A</text:p>
      <text:p text:style-name="P9"><text:tab/><text:tab/>INC HL</text:p>
      <text:p text:style-name="P9"><text:tab/><text:tab/>AND A</text:p>
      <text:p text:style-name="P9"><text:tab/><text:tab/>JR NZ,LOOP</text:p>
      <text:p text:style-name="P8"><text:tab/><text:tab/></text:p>
      <text:p text:style-name="P11">#09 – <text:s/><text:span text:style-name="T6">получить </text:span>CRC16 <text:span text:style-name="T6">заголовка, блока или количество загруженных блоков для прошивания. Подать в порт данных байт, получить 3 байта ответа. </text:span></text:p>
      <text:p text:style-name="P14">НЕ РЕКОМЕНДУЕТСЯ ДЛЯ ПРИМЕНЕНИЯ, ИСПОЛЬЗУЕТСЯ ПРИ ПРОШИВАНИИ НОВЫХ ПРОШИВОК.</text:p>
      <text:p text:style-name="P10"/>
      <text:p text:style-name="P10">По записи в порт данных:</text:p>
      <text:p text:style-name="P10">бит 7=1 — получить количество блоков для прошивания;</text:p>
      <text:p text:style-name="P10">бит 7=0 — число от 0 до 7 выбранный блок в заголовке, остальные биты игнорируются</text:p>
      <text:p text:style-name="P10">По чтению ответа:</text:p>
      <text:p text:style-name="P11"><text:span text:style-name="T6">1 </text:span>–<text:span text:style-name="T6"> тип ошибки:</text:span></text:p>
      <text:p text:style-name="P11"><text:span text:style-name="T6"><text:tab/></text:span>#80<text:span text:style-name="T6">-все ОК, следующие 2 байта </text:span>CRC16 <text:span text:style-name="T6">запрошенного блока или количество блоков для прошивания. Иначе последнии 2 байта случайные.</text:span></text:p>
      <text:p text:style-name="P11"><text:tab/>#81<text:span text:style-name="T6">-</text:span>CRC16 <text:span text:style-name="T6">заголовка </text:span>ERROR</text:p>
      <text:p text:style-name="P11"><text:tab/>#82-CRC16 <text:span text:style-name="T6">запрошенного блока </text:span>ERROR</text:p>
      <text:p text:style-name="P10">2 <text:span text:style-name="T1">–</text:span> младший байт <text:span text:style-name="T1">CRC16 </text:span>или количества блоков</text:p>
      <text:p text:style-name="P10"><text:span text:style-name="T1">3 – </text:span>старший байт <text:span text:style-name="T1">CRC16 </text:span>или количества блоков</text:p>
      <text:p text:style-name="P11"/>
      <text:p text:style-name="P8"><text:span text:style-name="T1"><text:tab/><text:tab/>LD A,</text:span>байт</text:p>
      <text:p text:style-name="P8"><text:tab/><text:tab/><text:span text:style-name="T1">OUT (GSDAT),A</text:span></text:p>
      <text:p text:style-name="P9"><text:tab/><text:tab/>LD A,9</text:p>
      <text:p text:style-name="P9"><text:tab/><text:tab/>OUT (GSCOM),A</text:p>
      <text:p text:style-name="P9"><text:tab/><text:tab/>CALL WC</text:p>
      <text:p text:style-name="P8"><text:span text:style-name="T1"><text:tab/><text:tab/>IN A,(GSDAT)<text:tab/>;</text:span>код ошибки</text:p>
      <text:p text:style-name="P9"><text:tab/><text:tab/>EX AF,AF'</text:p>
      <text:p text:style-name="P9"><text:tab/><text:tab/>CALL WN</text:p>
      <text:p text:style-name="P8"><text:span text:style-name="T1"><text:tab/><text:tab/>IN A,(GSDAT)<text:tab/>;</text:span>младший байт ответа</text:p>
      <text:p text:style-name="P9"><text:tab/><text:tab/>LD L,A</text:p>
      <text:p text:style-name="P9"><text:tab/><text:tab/>CALL WN</text:p>
      <text:p text:style-name="P8"><text:span text:style-name="T1"><text:tab/><text:tab/>IN A,(GSDAT)<text:tab/>;</text:span>старший байт ответа</text:p>
      <text:p text:style-name="P9"><text:tab/><text:tab/>LD H,A</text:p>
      <text:p text:style-name="P9"><text:tab/><text:tab/>EX AF,AF'</text:p>
      <text:p text:style-name="P11"/>
      <text:p text:style-name="P10"><text:span text:style-name="T1">#</text:span>1<text:span text:style-name="T1">D - <text:s/></text:span>находится несколько за пределами команд загрузчика, используется по аналогии с командой <text:span text:style-name="T1">#1D </text:span>прошивки <text:span text:style-name="T1">GS105a</text:span>.<text:span text:style-name="T1">ROM.</text:span> Предназначена для проверки загрузчик ли сейчас на <text:span text:style-name="T1">NeoGS. </text:span>По этой команде возвращает через порт данных число <text:span text:style-name="T1">#76. </text:span>Для примера: прошивка <text:span text:style-name="T1">GS105a.ROM </text:span>возвращает значение <text:span text:style-name="T1">#8B, </text:span>мой <text:span text:style-name="T1">MP3</text:span> плеер возвращает <text:span text:style-name="T1">#77 </text:span>когда загружен. </text:p>
      <text:p text:style-name="P11"/>
      <text:p text:style-name="P8"><text:tab/><text:tab/><text:span text:style-name="T1">XOR A</text:span></text:p>
      <text:p text:style-name="P9"><text:tab/><text:tab/>OUT (GSDAT),A</text:p>
      <text:p text:style-name="P9"><text:tab/><text:tab/>LD A,#1D</text:p>
      <text:p text:style-name="P9"><text:tab/><text:tab/>OUT (GSCOM),A</text:p>
      <text:p text:style-name="P9"><text:tab/><text:tab/>CALL WC</text:p>
      <text:p text:style-name="P9"><text:tab/><text:tab/>IN A,(GSDAT)</text:p>
      <text:p text:style-name="P9"/>
      <text:p text:style-name="P10">Все остальные команды, не описанные выше, перезапускают <text:span text:style-name="T1">NeoGS </text:span>со стандартной прошивкой <text:span text:style-name="T1">GS105a </text:span>зашитой в ПЗ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12cm" fo:margin-bottom="0.877cm" fo:margin-left="1.051cm" fo:margin-right="0.9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7-25T22:59:22.78</meta:creation-date>
    <dc:date>2011-01-15T23:46:19.42</dc:date>
    <meta:editing-duration>PT26H10M00S</meta:editing-duration>
    <meta:editing-cycles>54</meta:editing-cycles>
    <meta:generator>OpenOffice.org/3.2$Win32 OpenOffice.org_project/320m18$Build-9502</meta:generator>
    <meta:document-statistic meta:table-count="0" meta:image-count="0" meta:object-count="0" meta:page-count="4" meta:paragraph-count="164" meta:word-count="910" meta:character-count="5857"/>
  </office:meta>
</office:document-meta>
</file>